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Unicode MS1" svg:font-family="'Arial Unicode MS'" style:font-family-generic="swiss"/>
    <style:font-face style:name="MS Mincho" svg:font-family="'MS Mincho', 'ＭＳ 明朝'"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elle1" style:family="table">
      <style:table-properties style:width="16.999cm" table:align="left" style:writing-mode="lr-tb"/>
    </style:style>
    <style:style style:name="Tabelle1.A" style:family="table-column">
      <style:table-column-properties style:column-width="7.486cm"/>
    </style:style>
    <style:style style:name="Tabelle1.B" style:family="table-column">
      <style:table-column-properties style:column-width="9.513cm"/>
    </style:style>
    <style:style style:name="Tabelle1.1" style:family="table-row">
      <style:table-row-properties style:min-row-height="0.487cm" style:keep-together="true" fo:keep-together="auto"/>
    </style:style>
    <style:style style:name="Tabelle1.A1" style:family="table-cell">
      <style:table-cell-properties fo:padding="0.097cm" fo:border="none"/>
    </style:style>
    <style:style style:name="Tabelle2" style:family="table">
      <style:table-properties style:width="16.999cm" table:align="left" style:writing-mode="lr-tb"/>
    </style:style>
    <style:style style:name="Tabelle2.A" style:family="table-column">
      <style:table-column-properties style:column-width="7.459cm"/>
    </style:style>
    <style:style style:name="Tabelle2.B" style:family="table-column">
      <style:table-column-properties style:column-width="9.539cm"/>
    </style:style>
    <style:style style:name="Tabelle2.1" style:family="table-row">
      <style:table-row-properties style:min-row-height="0.487cm" style:keep-together="true" fo:keep-together="auto"/>
    </style:style>
    <style:style style:name="Tabelle2.A1" style:family="table-cell">
      <style:table-cell-properties fo:padding="0.097cm" fo:border="none"/>
    </style:style>
    <style:style style:name="Tabelle2.2" style:family="table-row">
      <style:table-row-properties style:min-row-height="0.594cm" style:keep-together="true" fo:keep-together="auto"/>
    </style:style>
    <style:style style:name="Tabelle3" style:family="table">
      <style:table-properties style:width="16.999cm" table:align="left" style:writing-mode="lr-tb"/>
    </style:style>
    <style:style style:name="Tabelle3.A" style:family="table-column">
      <style:table-column-properties style:column-width="7.459cm"/>
    </style:style>
    <style:style style:name="Tabelle3.B" style:family="table-column">
      <style:table-column-properties style:column-width="9.539cm"/>
    </style:style>
    <style:style style:name="Tabelle3.1" style:family="table-row">
      <style:table-row-properties style:min-row-height="0.487cm" style:keep-together="true" fo:keep-together="auto"/>
    </style:style>
    <style:style style:name="Tabelle3.A1" style:family="table-cell">
      <style:table-cell-properties fo:padding="0.097cm" fo:border="none"/>
    </style:style>
    <style:style style:name="Tabelle4" style:family="table">
      <style:table-properties style:width="16.999cm" table:align="left" style:writing-mode="lr-tb"/>
    </style:style>
    <style:style style:name="Tabelle4.A" style:family="table-column">
      <style:table-column-properties style:column-width="7.459cm"/>
    </style:style>
    <style:style style:name="Tabelle4.B" style:family="table-column">
      <style:table-column-properties style:column-width="9.539cm"/>
    </style:style>
    <style:style style:name="Tabelle4.1" style:family="table-row">
      <style:table-row-properties style:min-row-height="0.487cm" style:keep-together="true" fo:keep-together="auto"/>
    </style:style>
    <style:style style:name="Tabelle4.A1" style:family="table-cell">
      <style:table-cell-properties fo:padding="0.097cm" fo:border="none"/>
    </style:style>
    <style:style style:name="Tabelle5" style:family="table">
      <style:table-properties style:width="17.062cm" fo:margin-left="-0.016cm" table:align="left" style:writing-mode="lr-tb"/>
    </style:style>
    <style:style style:name="Tabelle5.A" style:family="table-column">
      <style:table-column-properties style:column-width="7.562cm"/>
    </style:style>
    <style:style style:name="Tabelle5.B" style:family="table-column">
      <style:table-column-properties style:column-width="9.5cm"/>
    </style:style>
    <style:style style:name="Tabelle5.1" style:family="table-row">
      <style:table-row-properties style:min-row-height="0.487cm" style:keep-together="true" fo:keep-together="auto"/>
    </style:style>
    <style:style style:name="Tabelle5.A1" style:family="table-cell">
      <style:table-cell-properties fo:padding="0.097cm" fo:border="none"/>
    </style:style>
    <style:style style:name="Tabelle6" style:family="table">
      <style:table-properties style:width="16.999cm" table:align="left" style:writing-mode="lr-tb"/>
    </style:style>
    <style:style style:name="Tabelle6.A" style:family="table-column">
      <style:table-column-properties style:column-width="7.459cm"/>
    </style:style>
    <style:style style:name="Tabelle6.B" style:family="table-column">
      <style:table-column-properties style:column-width="9.539cm"/>
    </style:style>
    <style:style style:name="Tabelle6.1" style:family="table-row">
      <style:table-row-properties style:min-row-height="0.487cm" style:keep-together="true" fo:keep-together="auto"/>
    </style:style>
    <style:style style:name="Tabelle6.A1" style:family="table-cell">
      <style:table-cell-properties fo:padding="0.097cm" fo:border="none"/>
    </style:style>
    <style:style style:name="Tabelle7" style:family="table">
      <style:table-properties style:width="16.999cm" table:align="left" style:writing-mode="lr-tb"/>
    </style:style>
    <style:style style:name="Tabelle7.A" style:family="table-column">
      <style:table-column-properties style:column-width="7.514cm"/>
    </style:style>
    <style:style style:name="Tabelle7.B" style:family="table-column">
      <style:table-column-properties style:column-width="9.484cm"/>
    </style:style>
    <style:style style:name="Tabelle7.1" style:family="table-row">
      <style:table-row-properties style:min-row-height="0.487cm" style:keep-together="true" fo:keep-together="auto"/>
    </style:style>
    <style:style style:name="Tabelle7.A1" style:family="table-cell">
      <style:table-cell-properties fo:padding="0.097cm" fo:border="none"/>
    </style:style>
    <style:style style:name="Tabelle8" style:family="table">
      <style:table-properties style:width="16.999cm" table:align="left" style:writing-mode="lr-tb"/>
    </style:style>
    <style:style style:name="Tabelle8.A" style:family="table-column">
      <style:table-column-properties style:column-width="7.486cm"/>
    </style:style>
    <style:style style:name="Tabelle8.B" style:family="table-column">
      <style:table-column-properties style:column-width="9.513cm"/>
    </style:style>
    <style:style style:name="Tabelle8.1" style:family="table-row">
      <style:table-row-properties style:min-row-height="0.487cm" style:keep-together="true" fo:keep-together="auto"/>
    </style:style>
    <style:style style:name="Tabelle8.A1" style:family="table-cell">
      <style:table-cell-properties fo:padding="0.097cm" fo:border="none"/>
    </style:style>
    <style:style style:name="P1" style:family="paragraph" style:parent-style-name="header">
      <style:paragraph-properties style:writing-mode="lr-tb"/>
    </style:style>
    <style:style style:name="P2" style:family="paragraph" style:parent-style-name="footer">
      <style:paragraph-properties fo:text-align="end" style:justify-single-word="false" style:writing-mode="lr-tb"/>
    </style:style>
    <style:style style:name="P3" style:family="paragraph" style:parent-style-name="Standard">
      <style:paragraph-properties style:writing-mode="lr-tb"/>
    </style:style>
    <style:style style:name="P4" style:family="paragraph" style:parent-style-name="Standard">
      <style:paragraph-properties style:writing-mode="lr-tb"/>
      <style:text-properties style:font-name-complex="Tahoma"/>
    </style:style>
    <style:style style:name="P5" style:family="paragraph" style:parent-style-name="Standard">
      <style:paragraph-properties style:writing-mode="lr-tb"/>
      <style:text-properties style:font-name="Arial" style:font-name-complex="Arial"/>
    </style:style>
    <style:style style:name="P6" style:family="paragraph" style:parent-style-name="Standard">
      <style:paragraph-properties style:writing-mode="lr-tb"/>
      <style:text-properties style:font-name="Arial" fo:font-weight="bold" style:font-weight-asian="bold" style:font-name-complex="Arial" style:font-weight-complex="bold"/>
    </style:style>
    <style:style style:name="P7" style:family="paragraph" style:parent-style-name="Standard">
      <style:paragraph-properties fo:text-align="justify" style:justify-single-word="false" style:writing-mode="lr-tb"/>
      <style:text-properties style:font-name="Arial" fo:font-weight="bold" style:font-weight-asian="bold" style:font-name-complex="Arial" style:font-weight-complex="bold"/>
    </style:style>
    <style:style style:name="P8" style:family="paragraph" style:parent-style-name="Standard">
      <style:paragraph-properties style:writing-mode="lr-tb"/>
      <style:text-properties style:font-name="Arial" style:font-name-asian="Arial" style:font-name-complex="Arial"/>
    </style:style>
    <style:style style:name="P9" style:family="paragraph" style:parent-style-name="Standard">
      <style:paragraph-properties style:text-autospace="none" style:writing-mode="lr-tb"/>
      <style:text-properties style:font-name="Arial" style:font-name-complex="Tahoma"/>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style:font-name="Arial" style:font-name-asian="Arial" style:font-name-complex="Arial"/>
    </style:style>
    <style:style style:name="P12" style:family="paragraph" style:parent-style-name="Text_20_body">
      <style:paragraph-properties style:writing-mode="lr-tb"/>
      <style:text-properties style:font-name="Arial" style:font-name-complex="Arial"/>
    </style:style>
    <style:style style:name="P13" style:family="paragraph" style:parent-style-name="Text_20_body">
      <style:paragraph-properties style:writing-mode="lr-tb"/>
      <style:text-properties style:font-name-complex="Tahoma"/>
    </style:style>
    <style:style style:name="P14" style:family="paragraph" style:parent-style-name="Header">
      <style:text-properties style:font-name="Arial" style:font-name-complex="Arial"/>
    </style:style>
    <style:style style:name="P15" style:family="paragraph" style:parent-style-name="Standard">
      <style:paragraph-properties fo:margin-top="0.102cm" fo:margin-bottom="0.102cm" style:text-autospace="none" style:writing-mode="lr-tb"/>
      <style:text-properties style:font-name="Arial" style:font-name-complex="Tahoma"/>
    </style:style>
    <style:style style:name="P16" style:family="paragraph" style:parent-style-name="Standard">
      <style:paragraph-properties style:writing-mode="lr-tb"/>
    </style:style>
    <style:style style:name="P17" style:family="paragraph" style:parent-style-name="Standard">
      <style:paragraph-properties style:writing-mode="lr-tb"/>
      <style:text-properties style:font-name="Arial" style:font-name-complex="Arial"/>
    </style:style>
    <style:style style:name="P18" style:family="paragraph" style:parent-style-name="Standard" style:list-style-name="WW8Num2">
      <style:paragraph-properties fo:margin-left="0cm" fo:margin-right="0cm" fo:text-indent="0cm" style:auto-text-indent="false" style:writing-mode="lr-tb">
        <style:tab-stops>
          <style:tab-stop style:position="3.81cm"/>
        </style:tab-stops>
      </style:paragraph-properties>
      <style:text-properties style:font-name="Arial" style:font-name-complex="Arial"/>
    </style:style>
    <style:style style:name="P19" style:family="paragraph" style:parent-style-name="heading_20_3" style:list-style-name="RTF_5f_Num_20_2">
      <style:paragraph-properties style:writing-mode="lr-tb"/>
    </style:style>
    <style:style style:name="P20" style:family="paragraph" style:parent-style-name="heading_20_1" style:list-style-name="RTF_5f_Num_20_2" style:master-page-name="Standard">
      <style:paragraph-properties fo:margin-top="0.12cm" fo:margin-bottom="0.21cm" style:page-number="auto" style:writing-mode="lr-tb"/>
      <style:text-properties fo:font-size="18pt" style:font-size-asian="18pt" style:font-size-complex="18pt"/>
    </style:style>
    <style:style style:name="T1" style:family="text">
      <style:text-properties fo:color="#000080" style:font-name="Arial" style:text-underline-style="solid" style:text-underline-width="auto" style:text-underline-color="font-color" style:font-name-complex="Arial"/>
    </style:style>
    <style:style style:name="T2" style:family="text">
      <style:text-properties style:font-name="Arial" style:font-name-complex="Arial"/>
    </style:style>
    <style:style style:name="T3" style:family="text">
      <style:text-properties style:font-name="Arial" style:font-name-asian="Arial" style:font-name-complex="Arial"/>
    </style:style>
    <style:style style:name="T4" style:family="text">
      <style:text-properties style:font-name="Arial" fo:font-weight="bold" style:font-name-asian="Arial" style:font-weight-asian="bold" style:font-name-complex="Arial" style:font-weight-complex="bold"/>
    </style:style>
    <style:style style:name="T5" style:family="text">
      <style:text-properties style:font-name="Arial" fo:font-weight="bold" style:font-weight-asian="bold" style:font-name-complex="Arial" style:font-weight-complex="bold"/>
    </style:style>
    <style:style style:name="T6" style:family="text">
      <style:text-properties style:font-name="Arial" style:font-name-complex="Tahoma"/>
    </style:style>
    <style:style style:name="T7" style:family="text">
      <style:text-properties style:font-name="Arial" fo:font-weight="normal" style:font-name-asian="Arial" style:font-weight-asian="normal" style:font-name-complex="Arial"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039480060856872" text:style-name="RTF_5f_Num_20_2">
        <text:list-item>
          <text:h text:style-name="P20" text:outline-level="1">Völker-Bogen: {Elfen}</text:h>
        </text:list-item>
      </text:list>
      <text:p text:style-name="P3"><text:a xlink:type="simple" xlink:href="http://www.schriftsteller-werden.de/charakterentwicklung/charaktere-erschaffen" text:style-name="Internet_20_link" text:visited-style-name="Visited_20_Internet_20_Link"><text:span text:style-name="T1">Schriftsteller-werden.de</text:span></text:a></text:p>
      <text:p text:style-name="P5">Jacqueline Vellguth</text:p>
      <text:list xml:id="list28296438" text:continue-numbering="true" text:style-name="RTF_5f_Num_20_2">
        <text:list-item>
          <text:list>
            <text:list-item>
              <text:list>
                <text:list-item>
                  <text:h text:style-name="P19" text:outline-level="3">Stereotyp/Skizze</text:h>
                </text:list-item>
              </text:list>
            </text:list-item>
          </text:list>
        </text:list-item>
      </text:list>
      <text:p text:style-name="P11"/>
      <text:list xml:id="list28289890" text:continue-numbering="true" text:style-name="RTF_5f_Num_20_2">
        <text:list-item>
          <text:list>
            <text:list-item>
              <text:list>
                <text:list-item>
                  <text:h text:style-name="P19" text:outline-level="3">Der erste Eindruck</text:h>
                </text:list-item>
              </text:list>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3"><text:span text:style-name="T5">Aussehen</text:span><text:span text:style-name="T2">: Groß, eher schmal, aber oft muskulös </text:span></text:p>
          </table:table-cell>
          <table:table-cell table:style-name="Tabelle1.A1" office:value-type="string">
            <text:p text:style-name="P3"><text:span text:style-name="T5">Wirkung</text:span><text:span text:style-name="T2">: </text:span><text:span text:style-name="T7">Imposant</text:span><text:span text:style-name="T4"> </text:span><text:span text:style-name="T7">und intelligent</text:span></text:p>
          </table:table-cell>
        </table:table-row>
        <table:table-row table:style-name="Tabelle1.1">
          <table:table-cell table:style-name="Tabelle1.A1" office:value-type="string">
            <text:p text:style-name="P3"><text:span text:style-name="T5">Charakter</text:span><text:span text:style-name="T2">: Nett und Freundlich, wollen aber ihr wissen mit anderen teilen was ein wenig aufdringlich wirken kann und haben oft nicht viel Verständnis dafür wenn andere nichts lernen wollen</text:span></text:p>
          </table:table-cell>
          <table:table-cell table:style-name="Tabelle1.A1" office:value-type="string">
            <text:p text:style-name="P3"><text:span text:style-name="T5">Glück</text:span><text:span text:style-name="T2">: Durchschnittlich</text:span></text:p>
          </table:table-cell>
        </table:table-row>
      </table:table>
      <text:list xml:id="list28313289" text:continue-numbering="true" text:style-name="RTF_5f_Num_20_2">
        <text:list-item>
          <text:list>
            <text:list-item>
              <text:list>
                <text:list-item>
                  <text:h text:style-name="P19" text:outline-level="3">Auftreten</text:h>
                </text:list-item>
              </text:list>
            </text:list-item>
          </text:list>
        </text:list-item>
      </text:list>
      <table:table table:name="Tabelle2" table:style-name="Tabelle2">
        <table:table-column table:style-name="Tabelle2.A"/>
        <table:table-column table:style-name="Tabelle2.B"/>
        <table:table-row table:style-name="Tabelle2.1">
          <table:table-cell table:style-name="Tabelle2.A1" office:value-type="string">
            <text:p text:style-name="P3"><text:span text:style-name="T5">Haltung</text:span><text:span text:style-name="T2">: Aufrecht, solange sie sich nicht herunter beugen müssen da die meisten anderen Rassen eher klein im Vergleich zu den Elfen sind.</text:span></text:p>
          </table:table-cell>
          <table:table-cell table:style-name="Tabelle2.A1" office:value-type="string">
            <text:p text:style-name="P3"><text:span text:style-name="T5">Kleidung</text:span><text:span text:style-name="T2">: Normale Kleidung die mit Silber oder Kupfer durch webt ist (um die Magie fertigkeiten zu erhöhen)</text:span></text:p>
          </table:table-cell>
        </table:table-row>
        <table:table-row table:style-name="Tabelle2.2">
          <table:table-cell table:style-name="Tabelle2.A1" office:value-type="string">
            <text:p text:style-name="P3"><text:span text:style-name="T5">Sprache/Stimme</text:span><text:span text:style-name="T2">: Stimme eines guten Erzählers</text:span></text:p>
          </table:table-cell>
          <table:table-cell table:style-name="Tabelle2.A1" office:value-type="string">
            <text:p text:style-name="P3"><text:span text:style-name="T5">Schmuck</text:span><text:span text:style-name="T2">: </text:span><text:span text:style-name="T7">Die meisten tragen keinen Schmuck, wenn doch dann meistens aus Gold oder Silber</text:span></text:p>
          </table:table-cell>
        </table:table-row>
        <table:table-row table:style-name="Tabelle2.1">
          <table:table-cell table:style-name="Tabelle2.A1" office:value-type="string">
            <text:p text:style-name="P3"><text:span text:style-name="T5">Immer dabei</text:span><text:span text:style-name="T2">: Ein Buch </text:span></text:p>
          </table:table-cell>
          <table:table-cell table:style-name="Tabelle2.A1" office:value-type="string">
            <text:p text:style-name="P3"><text:span text:style-name="T5">Merkmale</text:span><text:span text:style-name="T2">: Groß und Schlank </text:span></text:p>
          </table:table-cell>
        </table:table-row>
      </table:table>
      <text:list xml:id="list28308291" text:continue-numbering="true" text:style-name="RTF_5f_Num_20_2">
        <text:list-item>
          <text:list>
            <text:list-item>
              <text:list>
                <text:list-item>
                  <text:h text:style-name="P19" text:outline-level="3">Motivation</text:h>
                </text:list-item>
              </text:list>
            </text:list-item>
          </text:list>
        </text:list-item>
      </text:list>
      <table:table table:name="Tabelle3" table:style-name="Tabelle3">
        <table:table-column table:style-name="Tabelle3.A"/>
        <table:table-column table:style-name="Tabelle3.B"/>
        <table:table-row table:style-name="Tabelle3.1">
          <table:table-cell table:style-name="Tabelle3.A1" office:value-type="string">
            <text:p text:style-name="P3"><text:span text:style-name="T5">Sinn des Lebens</text:span><text:span text:style-name="T2">: Die Erforschung der Magie </text:span></text:p>
          </table:table-cell>
          <table:table-cell table:style-name="Tabelle3.A1" office:value-type="string">
            <text:p text:style-name="P3"><text:span text:style-name="T5">Falsch</text:span><text:span text:style-name="T2">: </text:span><text:span text:style-name="T7">Nichts hinterfragen, Desinteresse</text:span></text:p>
          </table:table-cell>
        </table:table-row>
        <table:table-row table:style-name="Tabelle3.1">
          <table:table-cell table:style-name="Tabelle3.A1" office:value-type="string">
            <text:p text:style-name="P3"><text:span text:style-name="T5">Richtig</text:span><text:span text:style-name="T2">: Interesse, Hinterfragen und Forschen</text:span></text:p>
          </table:table-cell>
          <table:table-cell table:style-name="Tabelle3.A1" office:value-type="string">
            <text:p text:style-name="P3"><text:span text:style-name="T5">Leben nach dem Tod</text:span><text:span text:style-name="T2">: </text:span><text:span text:style-name="T6">mit Magie? Natürlich!</text:span></text:p>
          </table:table-cell>
        </table:table-row>
      </table:table>
      <text:list xml:id="list28307895" text:continue-numbering="true" text:style-name="RTF_5f_Num_20_2">
        <text:list-item>
          <text:list>
            <text:list-item>
              <text:list>
                <text:list-item>
                  <text:h text:style-name="P19" text:outline-level="3">Charaktermerkmale</text:h>
                </text:list-item>
              </text:list>
            </text:list-item>
          </text:list>
        </text:list-item>
      </text:list>
      <text:p text:style-name="P13"/>
      <text:list xml:id="list28289764" text:continue-numbering="true" text:style-name="RTF_5f_Num_20_2">
        <text:list-item>
          <text:list>
            <text:list-item>
              <text:list>
                <text:list-item>
                  <text:h text:style-name="P19" text:outline-level="3">Status</text:h>
                </text:list-item>
              </text:list>
            </text:list-item>
          </text:list>
        </text:list-item>
      </text:list>
      <table:table table:name="Tabelle4" table:style-name="Tabelle4">
        <table:table-column table:style-name="Tabelle4.A"/>
        <table:table-column table:style-name="Tabelle4.B"/>
        <table:table-row table:style-name="Tabelle4.1">
          <table:table-cell table:style-name="Tabelle4.A1" office:value-type="string">
            <text:p text:style-name="P3"><text:span text:style-name="T5">Beruf</text:span><text:span text:style-name="T2">: Lehrmeister und Magier</text:span></text:p>
          </table:table-cell>
          <table:table-cell table:style-name="Tabelle4.A1" office:value-type="string">
            <text:p text:style-name="P3"><text:span text:style-name="T5">Politisch</text:span><text:span text:style-name="T2">: Freundlich</text:span><text:span text:style-name="T7"> zu allen, außer zu den Zwergen und den Orks, die Zwerge werden als Konkurrenz angesehen und sind merkwürdig für die Elfen weil sie sich nicht so sehr für Magie </text:span><text:soft-page-break/><text:span text:style-name="T7">interessieren (außer Verzauberung), die Orks sind ihnen zu langweilig weil sie die Rasse mit der niedrigsten Magie Fähigkeit sind</text:span></text:p>
          </table:table-cell>
        </table:table-row>
        <table:table-row table:style-name="Tabelle4.1">
          <table:table-cell table:style-name="Tabelle4.A1" office:value-type="string">
            <text:p text:style-name="P3"><text:span text:style-name="T5">Wirtschaftlich</text:span><text:span text:style-name="T2">: mittel</text:span></text:p>
          </table:table-cell>
          <table:table-cell table:style-name="Tabelle4.A1" office:value-type="string">
            <text:p text:style-name="P3"><text:span text:style-name="T5">Fortschritt</text:span><text:span text:style-name="T2">: Bildung ist sehr wichtig sie sind </text:span><text:span text:style-name="T6">weiter als alle anderen ( hauptsächlich Architektur und Magie)</text:span></text:p>
          </table:table-cell>
        </table:table-row>
      </table:table>
      <text:list xml:id="list28287281" text:continue-numbering="true" text:style-name="RTF_5f_Num_20_2">
        <text:list-item>
          <text:list>
            <text:list-item>
              <text:list>
                <text:list-item>
                  <text:h text:style-name="P19" text:outline-level="3">Körper</text:h>
                </text:list-item>
              </text:list>
            </text:list-item>
          </text:list>
        </text:list-item>
      </text:list>
      <table:table table:name="Tabelle5" table:style-name="Tabelle5">
        <table:table-column table:style-name="Tabelle5.A"/>
        <table:table-column table:style-name="Tabelle5.B"/>
        <table:table-row table:style-name="Tabelle5.1">
          <table:table-cell table:style-name="Tabelle5.A1" office:value-type="string">
            <text:p text:style-name="P3"><text:span text:style-name="T5">Lebensalter</text:span><text:span text:style-name="T2">: ? ~ es wird geschätzt das sie 9000 – 12 000 Jahre alt werden</text:span></text:p>
            <text:p text:style-name="P3"><text:span text:style-name="T2">Bisher ist noch keiner an alter gestorben</text:span></text:p>
          </table:table-cell>
          <table:table-cell table:style-name="Tabelle5.A1" office:value-type="string">
            <text:p text:style-name="P3"><text:span text:style-name="T5">Körperbehaarung</text:span><text:span text:style-name="T2">: nein, nur Kopf</text:span></text:p>
          </table:table-cell>
        </table:table-row>
        <table:table-row table:style-name="Tabelle5.1">
          <table:table-cell table:style-name="Tabelle5.A1" office:value-type="string">
            <text:p text:style-name="P3"><text:span text:style-name="T5">ØGröße</text:span><text:span text:style-name="T2">: 190 cm – 210 cm</text:span></text:p>
          </table:table-cell>
          <table:table-cell table:style-name="Tabelle5.A1" office:value-type="string">
            <text:p text:style-name="P3"><text:span text:style-name="T5">Mögliche Haarfarben</text:span><text:span text:style-name="T2">: Blond, Braun, Schwarz, Weiß, Grau</text:span></text:p>
          </table:table-cell>
        </table:table-row>
        <table:table-row table:style-name="Tabelle5.1">
          <table:table-cell table:style-name="Tabelle5.A1" office:value-type="string">
            <text:p text:style-name="P3"><text:span text:style-name="T5">ØGewicht</text:span><text:span text:style-name="T2">: 70 – 100 kg</text:span></text:p>
          </table:table-cell>
          <table:table-cell table:style-name="Tabelle5.A1" office:value-type="string">
            <text:p text:style-name="P3"><text:span text:style-name="T5">Frisur</text:span><text:span text:style-name="T2">: Männer bis zum Ohr (Haarlänge) </text:span></text:p>
          </table:table-cell>
        </table:table-row>
        <table:table-row table:style-name="Tabelle5.1">
          <table:table-cell table:style-name="Tabelle5.A1" office:value-type="string">
            <text:p text:style-name="P3"><text:span text:style-name="T5">ØKörperbau</text:span><text:span text:style-name="T2">: meistens eher schmal, manchmal eher muskulös, manchmal etwas dicker </text:span></text:p>
          </table:table-cell>
          <table:table-cell table:style-name="Tabelle5.A1" office:value-type="string">
            <text:p text:style-name="P3"><text:span text:style-name="T5">Mögliche Augenfarben</text:span><text:span text:style-name="T2">: Grau,Blau,Schwarz,Grün, Braun, Beige</text:span></text:p>
          </table:table-cell>
        </table:table-row>
        <table:table-row table:style-name="Tabelle5.1">
          <table:table-cell table:style-name="Tabelle5.A1" office:value-type="string">
            <text:p text:style-name="P3"><text:span text:style-name="T5">ØReaktion</text:span><text:span text:style-name="T2">: Hängt von der Rasse ab, bei einem Elfen werden sofort die neusten Erkenntnisse ausgetauscht, bei einem Menschen wird Freundlich „Hallo“ gesagt, bei Zwergen ist es entweder so das man sich als Handelspartner begrüßt oder als Rivale.(Kommt auf den Elf und auf den Zwerg an) Orks werden ignoriert.</text:span></text:p>
          </table:table-cell>
          <table:table-cell table:style-name="Tabelle5.A1" office:value-type="string">
            <text:p text:style-name="P3"><text:span text:style-name="T5">Gesicht</text:span><text:span text:style-name="T2">: </text:span></text:p>
          </table:table-cell>
        </table:table-row>
        <table:table-row table:style-name="Tabelle5.1">
          <table:table-cell table:style-name="Tabelle5.A1" office:value-type="string">
            <text:p text:style-name="P3"><text:span text:style-name="T5">ØStärke</text:span><text:span text:style-name="T2">: Magie</text:span></text:p>
          </table:table-cell>
          <table:table-cell table:style-name="Tabelle5.A1" office:value-type="string">
            <text:p text:style-name="P3"><text:span text:style-name="T5">Merkmale</text:span><text:span text:style-name="T2">: </text:span></text:p>
          </table:table-cell>
        </table:table-row>
        <table:table-row table:style-name="Tabelle5.1">
          <table:table-cell table:style-name="Tabelle5.A1" office:value-type="string">
            <text:p text:style-name="P3"><text:span text:style-name="T5">Mögliche Hautfarben</text:span><text:span text:style-name="T2">: Beige bis Braun </text:span></text:p>
          </table:table-cell>
          <table:table-cell table:style-name="Tabelle5.A1" office:value-type="string">
            <text:p text:style-name="P3"><text:span text:style-name="T5">Wirkung</text:span><text:span text:style-name="T2">: Imposant (für Menschen und Zwerge), Überheblich (für Orks)</text:span></text:p>
          </table:table-cell>
        </table:table-row>
      </table:table>
      <text:list xml:id="list28301950" text:continue-numbering="true" text:style-name="RTF_5f_Num_20_2">
        <text:list-item>
          <text:list>
            <text:list-item>
              <text:list>
                <text:list-item>
                  <text:h text:style-name="P19" text:outline-level="3">Geist</text:h>
                </text:list-item>
              </text:list>
            </text:list-item>
          </text:list>
        </text:list-item>
      </text:list>
      <table:table table:name="Tabelle6" table:style-name="Tabelle6">
        <table:table-column table:style-name="Tabelle6.A"/>
        <table:table-column table:style-name="Tabelle6.B"/>
        <table:table-row table:style-name="Tabelle6.1">
          <table:table-cell table:style-name="Tabelle6.A1" office:value-type="string">
            <text:p text:style-name="P3"><text:span text:style-name="T5">Ølogik</text:span><text:span text:style-name="T2">: Sehr hoch</text:span></text:p>
          </table:table-cell>
          <table:table-cell table:style-name="Tabelle6.A1" office:value-type="string">
            <text:p text:style-name="P3"><text:span text:style-name="T5">ØWillenskraft</text:span><text:span text:style-name="T2">: </text:span><text:span text:style-name="T7">Hohe Willenskraft </text:span></text:p>
          </table:table-cell>
        </table:table-row>
        <table:table-row table:style-name="Tabelle6.1">
          <table:table-cell table:style-name="Tabelle6.A1" office:value-type="string">
            <text:p text:style-name="P3"><text:span text:style-name="T5">ØIntuition</text:span><text:span text:style-name="T2">: niedrig, überlegen lange bevor sie handeln</text:span></text:p>
          </table:table-cell>
          <table:table-cell table:style-name="Tabelle6.A1" office:value-type="string">
            <text:p text:style-name="P3"><text:span text:style-name="T5">ØÜberzeugungskraft</text:span><text:span text:style-name="T2">: </text:span><text:span text:style-name="T6">Hoch</text:span></text:p>
          </table:table-cell>
        </table:table-row>
      </table:table>
      <text:p text:style-name="P4"/>
      <text:list xml:id="list28284151" text:continue-numbering="true" text:style-name="RTF_5f_Num_20_2">
        <text:list-item>
          <text:list>
            <text:list-item>
              <text:list>
                <text:list-item>
                  <text:h text:style-name="P19" text:outline-level="3">Vorlieben VS Abneigungen</text:h>
                </text:list-item>
              </text:list>
            </text:list-item>
          </text:list>
        </text:list-item>
      </text:list>
      <table:table table:name="Tabelle7" table:style-name="Tabelle7">
        <table:table-column table:style-name="Tabelle7.A"/>
        <table:table-column table:style-name="Tabelle7.B"/>
        <table:table-row table:style-name="Tabelle7.1">
          <table:table-cell table:style-name="Tabelle7.A1" office:value-type="string">
            <text:p text:style-name="P3"><text:span text:style-name="T5">Charakterzüge</text:span><text:span text:style-name="T2">: Wissens begierig, Intelligent, Gerecht, <text:s/></text:span></text:p>
          </table:table-cell>
          <table:table-cell table:style-name="Tabelle7.A1" office:value-type="string">
            <text:p text:style-name="P3"><text:span text:style-name="T5">Interessen</text:span><text:span text:style-name="T2">: Magie, Naturwissenschaften </text:span></text:p>
          </table:table-cell>
        </table:table-row>
        <table:table-row table:style-name="Tabelle7.1">
          <table:table-cell table:style-name="Tabelle7.A1" office:value-type="string">
            <text:p text:style-name="P3"><text:span text:style-name="T5">Generelle Vorlieben</text:span><text:span text:style-name="T2">: </text:span></text:p>
          </table:table-cell>
          <table:table-cell table:style-name="Tabelle7.A1" office:value-type="string">
            <text:p text:style-name="P3"><text:span text:style-name="T5">Moral</text:span><text:span text:style-name="T2">: Gerecht</text:span></text:p>
          </table:table-cell>
        </table:table-row>
        <text:soft-page-break/>
        <table:table-row table:style-name="Tabelle7.1">
          <table:table-cell table:style-name="Tabelle7.A1" office:value-type="string">
            <text:p text:style-name="P3"><text:span text:style-name="T5">Essen</text:span><text:span text:style-name="T2">: normal</text:span></text:p>
          </table:table-cell>
          <table:table-cell table:style-name="Tabelle7.A1" office:value-type="string">
            <text:p text:style-name="P3"><text:span text:style-name="T5">Abneigungen</text:span><text:span text:style-name="T2">: Leute die alles so hinnehmen wie es ist</text:span></text:p>
          </table:table-cell>
        </table:table-row>
        <table:table-row table:style-name="Tabelle7.1">
          <table:table-cell table:style-name="Tabelle7.A1" office:value-type="string">
            <text:p text:style-name="P3"><text:span text:style-name="T5">Unterhaltung</text:span><text:span text:style-name="T2">: mathematische Rätsel, </text:span><text:span text:style-name="T2">oder Magie Rätsel</text:span></text:p>
          </table:table-cell>
          <table:table-cell table:style-name="Tabelle7.A1" office:value-type="string">
            <text:p text:style-name="P3"><text:span text:style-name="T5">Hobbys</text:span><text:span text:style-name="T2">: </text:span><text:span text:style-name="T6">Magie (Lehrmeister), </text:span></text:p>
          </table:table-cell>
        </table:table-row>
      </table:table>
      <text:list xml:id="list28295597" text:continue-numbering="true" text:style-name="RTF_5f_Num_20_2">
        <text:list-item>
          <text:list>
            <text:list-item>
              <text:list>
                <text:list-item>
                  <text:h text:style-name="P19" text:outline-level="3">Freunde und Familie</text:h>
                </text:list-item>
              </text:list>
            </text:list-item>
          </text:list>
        </text:list-item>
      </text:list>
      <table:table table:name="Tabelle8" table:style-name="Tabelle8">
        <table:table-column table:style-name="Tabelle8.A"/>
        <table:table-column table:style-name="Tabelle8.B"/>
        <table:table-row table:style-name="Tabelle8.1">
          <table:table-cell table:style-name="Tabelle8.A1" office:value-type="string">
            <text:p text:style-name="P3"><text:span text:style-name="T5">Familienstruktur</text:span><text:span text:style-name="T2">: Vater, Mutter, Kinder</text:span></text:p>
            <text:p text:style-name="P5">Frauen sind ziemlich gleichberechtigt bekommen aber in vielen berufen nur 90% des Geldes was ein Mann verdienen würde. </text:p>
          </table:table-cell>
          <table:table-cell table:style-name="Tabelle8.A1" office:value-type="string">
            <text:p text:style-name="P3"><text:span text:style-name="T5">Verhältnis zu Kindern</text:span><text:span text:style-name="T2">: Kinder werden als wichtig angesehen, zum einen weil sie die Elfen auf ihrem Weg zum Ziel weiter bringen, zum anderen weil sie noch Unwissend sind und gleichzeitig wissbegierig, genau das was die Elfen so schätzen.</text:span></text:p>
          </table:table-cell>
        </table:table-row>
        <table:table-row table:style-name="Tabelle8.1">
          <table:table-cell table:style-name="Tabelle8.A1" office:value-type="string">
            <text:p text:style-name="P3"><text:span text:style-name="T5">Fortpflanzung</text:span><text:span text:style-name="T2">: Wird nicht in der Öffentlichkeit angesprochen, die Kinder entscheiden ab 6 Jahren selbst was sie lernen wollen</text:span></text:p>
          </table:table-cell>
          <table:table-cell table:style-name="Tabelle8.A1" office:value-type="string">
            <text:p text:style-name="P3"><text:span text:style-name="T5">Befreundete Völker</text:span><text:span text:style-name="T2">: Menschen</text:span></text:p>
          </table:table-cell>
        </table:table-row>
        <table:table-row table:style-name="Tabelle8.1">
          <table:table-cell table:style-name="Tabelle8.A1" office:value-type="string">
            <text:p text:style-name="P3"><text:span text:style-name="T5">Bedeutung Freundschaft</text:span><text:span text:style-name="T2">: Freundschaft ist wichtig um Wissen weiter zu geben und um das richtige Welt Verständnis zu bekommen.</text:span></text:p>
          </table:table-cell>
          <table:table-cell table:style-name="Tabelle8.A1" office:value-type="string">
            <text:p text:style-name="P3"><text:span text:style-name="T5">Handelspartner</text:span><text:span text:style-name="T2">: Menschen, Zwerge</text:span></text:p>
          </table:table-cell>
        </table:table-row>
      </table:table>
      <text:p text:style-name="P4"/>
      <text:list xml:id="list28293527" text:continue-numbering="true" text:style-name="RTF_5f_Num_20_2">
        <text:list-item>
          <text:list>
            <text:list-item>
              <text:list>
                <text:list-item>
                  <text:h text:style-name="P19" text:outline-level="3">Feinde</text:h>
                </text:list-item>
              </text:list>
            </text:list-item>
          </text:list>
        </text:list-item>
      </text:list>
      <text:p text:style-name="P5"><text:span text:style-name="T8">Feindliche Völker</text:span>: </text:p>
      <text:p text:style-name="P5"><text:span text:style-name="T8">Unliebsame Völker</text:span>: </text:p>
      <text:p text:style-name="P5"><text:span text:style-name="T8">Neutrale Völker</text:span>: Zwerge, Orks, Yetis, </text:p>
      <text:p text:style-name="P5"/>
      <text:list xml:id="list28303464" text:continue-numbering="true" text:style-name="RTF_5f_Num_20_2">
        <text:list-item>
          <text:list>
            <text:list-item>
              <text:list>
                <text:list-item>
                  <text:h text:style-name="P19" text:outline-level="3">Fähigkeiten (Geist und Körper)</text:h>
                </text:list-item>
              </text:list>
            </text:list-item>
          </text:list>
        </text:list-item>
      </text:list>
      <text:p text:style-name="P10">Elfen mögen es nicht auf ihre Schwächen angesprochen zu werden, sie wissen aber um sie. </text:p>
      <text:list xml:id="list5389016898342461868" text:style-name="WW8Num2">
        <text:list-item>
          <text:p text:style-name="P18">Genial: Mit Magie und Wissenschaften</text:p>
        </text:list-item>
        <text:list-item>
          <text:p text:style-name="P18">Sehr gut: </text:p>
        </text:list-item>
        <text:list-item>
          <text:p text:style-name="P18">Gut: Umgang mit Bögen und Armbrüsten</text:p>
        </text:list-item>
        <text:list-item>
          <text:p text:style-name="P18">Okay: </text:p>
        </text:list-item>
        <text:list-item>
          <text:p text:style-name="P18">Mittel: Schmieden, Nahkampf</text:p>
        </text:list-item>
        <text:list-item>
          <text:p text:style-name="P18">Einigermaßen: </text:p>
        </text:list-item>
        <text:list-item>
          <text:p text:style-name="P18">Ein bisschen: Schnelle Entscheidungen Treffen </text:p>
        </text:list-item>
        <text:list-item>
          <text:p text:style-name="P18">Gar nicht: </text:p>
        </text:list-item>
        <text:list-item>
          <text:p text:style-name="P18">Unfähig: Befehle zu befolgen die keinen Sinn machen, zumindest bis sie nicht ausreichend hinterfragt wurden</text:p>
        </text:list-item>
      </text:list>
      <text:list xml:id="list28304948" text:continue-list="list28303464" text:style-name="RTF_5f_Num_20_2">
        <text:list-item>
          <text:list>
            <text:list-item>
              <text:list>
                <text:list-item>
                  <text:h text:style-name="P19" text:outline-level="3">Lebensraum</text:h>
                </text:list-item>
              </text:list>
            </text:list-item>
          </text:list>
        </text:list-item>
      </text:list>
      <text:p text:style-name="P5"><text:span text:style-name="T8">Landschaft</text:span>: Wärmere Regionen, eher auf Meeres Höhe angesiedelt</text:p>
      <text:p text:style-name="P5"><text:span text:style-name="T8">Städte</text:span>: Außergewöhnliche Architektur, Aufbau hängt von dem Architekten ab, meistens wir <text:soft-page-break/>Wert auf kurze Wege gelegt.</text:p>
      <text:p text:style-name="P5"><text:span text:style-name="T8">Häuser</text:span>: Werden oft in die Höhe gebaut, Gotischer Baustil </text:p>
      <text:list xml:id="list28292170" text:continue-numbering="true" text:style-name="RTF_5f_Num_20_2">
        <text:list-item>
          <text:list>
            <text:list-item>
              <text:list>
                <text:list-item>
                  <text:h text:style-name="P19" text:outline-level="3">Verbreitung</text:h>
                </text:list-item>
              </text:list>
            </text:list-item>
          </text:list>
        </text:list-item>
      </text:list>
      <text:p text:style-name="P11">Südlicher Bereich der Nordhalbkugel, über 570 000 Elfen gibt es. Sie Wohnen alle auf dem selben Insel komplex, den Elenil Inseln.</text:p>
      <text:p text:style-name="P11">Die Regierung der Elfen funktioniert so: <text:s/>Jeder kann sich aufstellen lassen und jeder der Erwachsen ist darf wählen jedoch muss man wenn man sich aufstellen lassen will sein können in der Magie angeben (also Anfänger, Lehrling,Geübter,Ausgebildeter, Wissender, Experte, Meister) die meisten Elfen wählen abhängig davon, wobei die meisten Experten und Meister lieber Forschen anstatt zu regieren.</text:p>
      <text:list xml:id="list28311828" text:continue-numbering="true" text:style-name="RTF_5f_Num_20_2">
        <text:list-item>
          <text:list>
            <text:list-item>
              <text:list>
                <text:list-item>
                  <text:h text:style-name="P19" text:outline-level="3">Vergangenheit</text:h>
                </text:list-item>
              </text:list>
            </text:list-item>
          </text:list>
        </text:list-item>
      </text:list>
      <text:p text:style-name="P12">Herkunft (örtlich): Von der Hauptinsel.</text:p>
      <text:p text:style-name="P12">Die Elfen wurden 3500 Jahre nach der Erschaffung der Menschen erschaffen, von dem Herold Elenil. Dieser wurde von dem Gott des Erschaffens aus gesendet um die Menschen zu verbessern. Seine Lösung war die Magie, Elenil fand das die Magie mächtiger ist als alles Physikalische. Deshalb erschuf er einen Menschen mit weit höheren Magie Fähigkeiten, doch dieser konnte sein Potenzial nicht aus nutzen da er normal alterte. Also gab Elenil seinem Menschen die Möglichkeit viel länger zu Leben. Doch bald darauf wurde sein Halb-Elf krank und drohte zu sterben. Deshalb gab Elenil ihm eine leicht Krankheitsresistenz und eine leichte Giftresistenz. Damit war sein erster Elf fertig. Elenil erkannte bald das die Menschen lieber alleine blieben. So kam es das Elenil seine Elfen nach Süden schickte zu den Inseln die heute Elenil Inseln heißen.</text:p>
      <text:p text:style-name="P12"/>
      <text:p text:style-name="P6">Fakten</text:p>
      <text:p text:style-name="P5">Bräuche: Ein Kind wird bei der Geburt gesegnet. Wenn man es Gelernt hat selbst Zauber zu erschaffen wird man Gefeiert. Hochzeiten sind wie Geburtstage werden mit allen Gefeiert die einem wichtig sind (Familie, Verwandte, Freunde)</text:p>
      <text:p text:style-name="P5">Erwachsen ab: 20 bzw. wenn man es Gelernt hat selber Zauber zu erschaffen</text:p>
      <text:p text:style-name="P5"/>
      <text:p text:style-name="P6">Außergewöhnliches</text:p>
      <text:p text:style-name="P8">Sie haben die höchsten Türme in der bekannten Welt</text:p>
      <text:p text:style-name="P8"/>
      <text:p text:style-name="P7">Entwicklung</text:p>
      <text:p text:style-name="P5">Wirtschaftlich: Monopol auf Zauber (die Begabtesten der anderen Rassen dürfen auch Zauber verkaufen, wenn es die Elfen erlauben, aber das tun sie fast immer), größter Lieferant an Verzauberten Gegenständen. (15% mehr als die Zwerge) Kaufen fasst nichts von anderen Rassen. Außer den Schmuck und die Waffen von den Zwergen um sie zu Verzaubern.</text:p>
      <text:p text:style-name="P5"><text:line-break/>Politisch: Bilden mit den Menschen und Zwergen einen Länder Zusammenschluss, die Einzelnen Länder sind eigene Staaten aber sie unterstützen sich in vielen Bereichen. Die Elfen und die Orks haben keinen Politischen Kontakt. Genauso ist es mit den Yetis.</text:p>
      <text:p text:style-name="P5"/>
      <text:p text:style-name="P5"><text:soft-page-break/>Sozial: Sie sind auf einem Sozialen abstieg der erst mit der letzten Generation begonnen hat. Die älteren Generationen sind nett und zuvor kommend. (Natürlich gibt es auch schon in den älteren Generationen Elfen die weniger Sozial sind, jedoch sind es weniger als 7%, während in der neuen Generation (die Generation des Spielers) die weniger Sozialen und bösen über 30% der Generation ausmachen.)</text:p>
      <text:p text:style-name="P5"/>
      <text:p text:style-name="P5">Moralisch: Mit der Moral sieht es genauso aus wie mit dem Sozialen, aber die Elfen hoffen <text:s/>das mit der Richtigen Erziehung diese drastische Zunahme an unmoralischen und unsozialen eingedämmt werden kann.</text:p>
      <text:p text:style-name="P5"/>
      <text:p text:style-name="P5"/>
      <text:p text:style-name="P6">Wissen</text:p>
      <text:p text:style-name="P5">Schule/Bildung: Die Bildung der Elfen ist die beste der bekannten Welt</text:p>
      <text:p text:style-name="P5">Mit 6 Jahren dürfen die Kinder eines Dorfes, einer Stadt entscheiden was sie lernen wollen. Zuerst werden ihnen alle Möglichkeiten vorgestellt, dann dürfen die Kinder entscheiden was ihnen am besten gefällt und was sie machen wollen. </text:p>
      <text:p text:style-name="P5">Doch die Bildung der Elfen ist deshalb so gut weil jeder Elf den drang hat sein Wissen mitzuteilen und weil nur die besten im Dorf bzw. Stadt Lehrer sind. Dadurch wird gewährleistet das, das korrekteste Wissen üder liefert wird. Was auch hilft ist das sobald ein Widerspruch auftritt dem solange nachgeforscht wird bis er geklärt wurde was manchmal hieß: Die besten Magier der Welt zu fragen.</text:p>
      <text:p text:style-name="P5">Berufe: Lehrer, Magier, Zauberer (die Zauberkünstler die die Menge mit ihren Zaubern und Zaubertricks begeistern), Strategen, Händler</text:p>
      <text:p text:style-name="P5">Hobbys: Denksport, Magische kämpfe (als Teilnehmer oder Zuschauer) werden mit Windmagie ausgetragen</text:p>
      <text:p text:style-name="P5">Lehrer: Ist der meist verbreitetste Beruf mit 35%, danach folgt mit 30% der Beruf Magier</text:p>
      <text:p text:style-name="P5"/>
      <text:p text:style-name="P6">Entwicklung des Umfelds</text:p>
      <text:p text:style-name="P5">Verbündete: Menschen</text:p>
      <text:p text:style-name="P5">Handelspartner: Menschen und Zwerge</text:p>
      <text:p text:style-name="P5">Feinde</text:p>
      <text:p text:style-name="P5"/>
      <text:p text:style-name="P6">Ziel/Entwicklung</text:p>
      <text:p text:style-name="P9">das Ziel der Elfen ist auf alle fragen eine Antwort zu finden, die Magie vollständig zu verstehen und zu Meistern, und wenn sein das geschafft haben, falls sie das je Schaffen, tja dann wird die Welt ziemlich langweilig für jeden Elf sein und sie werden gehen...</text:p>
      <text:p text:style-name="P15">Aber wahrscheinlich werden sie nie alles herausfinden und nicht jeden Zauber meistern. Viel wahrscheinlicher ist das sie mit der neuen Generation ganz andere Probleme bek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Unicode MS1" svg:font-family="'Arial Unicode MS'" style:font-family-generic="swiss"/>
    <style:font-face style:name="MS Mincho" svg:font-family="'MS Mincho', 'ＭＳ 明朝'"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font-name-asian="Times New Roman" style:font-size-asian="12pt" style:language-asian="de" style:country-asian="DE" style:font-name-complex="Times New Roman"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Times New Roman" fo:font-size="12pt" fo:language="de" fo:country="DE" style:letter-kerning="true" style:font-name-asian="Arial Unicode MS" style:font-size-asian="12pt" style:language-asian="de" style:country-asian="DE"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paragraph-propertie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paragraph-properties>
        <style:tab-stops>
          <style:tab-stop style:position="0cm"/>
        </style:tab-stops>
      </style:paragraph-properties>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paragraph-properties>
        <style:tab-stops>
          <style:tab-stop style:position="0cm"/>
        </style:tab-stops>
      </style:paragraph-properties>
      <style:text-properties fo:font-weight="bold" style:font-weight-asian="bold" style:font-weight-complex="bold"/>
    </style:style>
    <style:style style:name="Beschriftung1" style:family="paragraph" style:parent-style-name="Standard">
      <style:paragraph-properties fo:margin-top="0.212cm" fo:margin-bottom="0.212cm"/>
      <style:text-properties fo:font-style="italic" style:font-style-asian="italic" style:font-style-complex="italic"/>
    </style:style>
    <style:style style:name="header" style:family="paragraph" style:parent-style-name="Standard">
      <style:paragraph-properties>
        <style:tab-stops>
          <style:tab-stop style:position="8.498cm" style:type="center"/>
          <style:tab-stop style:position="16.999cm" style:type="right"/>
        </style:tab-stops>
      </style:paragraph-properties>
    </style:style>
    <style:style style:name="footer" style:family="paragraph" style:parent-style-name="Standard">
      <style:paragraph-properties>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Wingdings" fo:font-size="9pt" style:font-name-asian="Wingdings" style:font-size-asian="9pt" style:font-name-complex="Wingdings" style:font-size-complex="9pt"/>
    </style:style>
    <style:style style:name="RTF_5f_Num_20_3_20_2" style:display-name="RTF_Num 3 2" style:family="text">
      <style:text-properties style:font-name="Wingdings 2" fo:font-size="9pt" style:font-name-asian="Wingdings 2" style:font-size-asian="9pt" style:font-name-complex="Wingdings 2" style:font-size-complex="9pt"/>
    </style:style>
    <style:style style:name="RTF_5f_Num_20_3_20_3" style:display-name="RTF_Num 3 3" style:family="text">
      <style:text-properties style:font-name="StarSymbol" fo:font-size="9pt" style:font-name-asian="StarSymbol" style:font-size-asian="9pt" style:font-name-complex="StarSymbol" style:font-size-complex="9pt"/>
    </style:style>
    <style:style style:name="RTF_5f_Num_20_3_20_4" style:display-name="RTF_Num 3 4" style:family="text">
      <style:text-properties style:font-name="Wingdings" fo:font-size="9pt" style:font-name-asian="Wingdings" style:font-size-asian="9pt" style:font-name-complex="Wingdings" style:font-size-complex="9pt"/>
    </style:style>
    <style:style style:name="RTF_5f_Num_20_3_20_5" style:display-name="RTF_Num 3 5" style:family="text">
      <style:text-properties style:font-name="Wingdings 2" fo:font-size="9pt" style:font-name-asian="Wingdings 2" style:font-size-asian="9pt" style:font-name-complex="Wingdings 2" style:font-size-complex="9pt"/>
    </style:style>
    <style:style style:name="RTF_5f_Num_20_3_20_6" style:display-name="RTF_Num 3 6" style:family="text">
      <style:text-properties style:font-name="StarSymbol" fo:font-size="9pt" style:font-name-asian="StarSymbol" style:font-size-asian="9pt" style:font-name-complex="StarSymbol" style:font-size-complex="9pt"/>
    </style:style>
    <style:style style:name="RTF_5f_Num_20_3_20_7" style:display-name="RTF_Num 3 7" style:family="text">
      <style:text-properties style:font-name="Wingdings" fo:font-size="9pt" style:font-name-asian="Wingdings" style:font-size-asian="9pt" style:font-name-complex="Wingdings" style:font-size-complex="9pt"/>
    </style:style>
    <style:style style:name="RTF_5f_Num_20_3_20_8" style:display-name="RTF_Num 3 8" style:family="text">
      <style:text-properties style:font-name="Wingdings 2" fo:font-size="9pt" style:font-name-asian="Wingdings 2" style:font-size-asian="9pt" style:font-name-complex="Wingdings 2" style:font-size-complex="9pt"/>
    </style:style>
    <style:style style:name="RTF_5f_Num_20_3_20_9" style:display-name="RTF_Num 3 9"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WW8Num2z0" style:family="text">
      <style:text-properties style:font-name="Wingdings" fo:font-size="9pt" style:font-name-asian="Wingdings" style:font-size-asian="9pt" style:font-name-complex="Wingdings" style:font-size-complex="9pt"/>
    </style:style>
    <style:style style:name="WW8Num2z1" style:family="text">
      <style:text-properties style:font-name="Wingdings 2" fo:font-size="9pt" style:font-name-asian="Wingdings 2" style:font-size-asian="9pt" style:font-name-complex="Wingdings 2" style:font-size-complex="9pt"/>
    </style:style>
    <style:style style:name="WW8Num2z2" style:family="text">
      <style:text-properties style:font-name="StarSymbol" fo:font-size="9pt" style:font-name-asian="StarSymbol" style:font-size-asian="9pt" style:font-name-complex="StarSymbol" style:font-size-complex="9pt"/>
    </style:style>
    <style:style style:name="Absatz-Standardschriftart1" style:family="text"/>
    <style:style style:name="WW-Absatz-Standardschriftart" style:family="text"/>
    <style:style style:name="Numbering_20_Symbols" style:display-name="Numbering Symbols" style:family="text"/>
    <style:style style:name="Aufz_f0e4__f068__f06c__f075__f06e__f067__f073__f07a__f065__f069__f063__f068__f065__f06e__f031__f03b_" style:display-name="Aufz"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style-number>
      <text:list-level-style-number text:level="2" text:style-name="RTF_5f_Num_20_2_20_2" style:num-format="">
        <style:list-level-properties/>
      </text:list-level-style-number>
      <text:list-level-style-number text:level="3" text:style-name="RTF_5f_Num_20_2_20_3" style:num-format="">
        <style:list-level-properties/>
      </text:list-level-style-number>
      <text:list-level-style-number text:level="4" text:style-name="RTF_5f_Num_20_2_20_4" style:num-format="">
        <style:list-level-properties/>
      </text:list-level-style-number>
      <text:list-level-style-number text:level="5" text:style-name="RTF_5f_Num_20_2_20_5" style:num-format="">
        <style:list-level-properties/>
      </text:list-level-style-number>
      <text:list-level-style-number text:level="6" text:style-name="RTF_5f_Num_20_2_20_6" style:num-format="">
        <style:list-level-properties/>
      </text:list-level-style-number>
      <text:list-level-style-number text:level="7" text:style-name="RTF_5f_Num_20_2_20_7" style:num-format="">
        <style:list-level-properties/>
      </text:list-level-style-number>
      <text:list-level-style-number text:level="8" text:style-name="RTF_5f_Num_20_2_20_8" style:num-format="">
        <style:list-level-properties/>
      </text:list-level-style-number>
      <text:list-level-style-number text:level="9" text:style-name="RTF_5f_Num_20_2_20_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RTF_5f_Num_20_3_20_1" style:num-suffix="." text:bullet-char="">
        <style:list-level-properties text:space-before="0.635cm" text:min-label-width="0.635cm"/>
        <style:text-properties style:font-name="Wingdings"/>
      </text:list-level-style-bullet>
      <text:list-level-style-bullet text:level="2" text:style-name="RTF_5f_Num_20_3_20_2" style:num-suffix="." text:bullet-char="">
        <style:list-level-properties text:space-before="1.27cm" text:min-label-width="0.635cm"/>
        <style:text-properties style:font-name="Wingdings 2"/>
      </text:list-level-style-bullet>
      <text:list-level-style-bullet text:level="3" text:style-name="RTF_5f_Num_20_3_20_3" style:num-suffix="." text:bullet-char="■">
        <style:list-level-properties text:space-before="1.905cm" text:min-label-width="0.635cm"/>
        <style:text-properties style:font-name="StarSymbol"/>
      </text:list-level-style-bullet>
      <text:list-level-style-bullet text:level="4" text:style-name="RTF_5f_Num_20_3_20_4" style:num-suffix="." text:bullet-char="">
        <style:list-level-properties text:space-before="2.54cm" text:min-label-width="0.635cm"/>
        <style:text-properties style:font-name="Wingdings"/>
      </text:list-level-style-bullet>
      <text:list-level-style-bullet text:level="5" text:style-name="RTF_5f_Num_20_3_20_5" style:num-suffix="." text:bullet-char="">
        <style:list-level-properties text:space-before="3.175cm" text:min-label-width="0.635cm"/>
        <style:text-properties style:font-name="Wingdings 2"/>
      </text:list-level-style-bullet>
      <text:list-level-style-bullet text:level="6" text:style-name="RTF_5f_Num_20_3_20_6" style:num-suffix="." text:bullet-char="■">
        <style:list-level-properties text:space-before="3.81cm" text:min-label-width="0.635cm"/>
        <style:text-properties style:font-name="StarSymbol"/>
      </text:list-level-style-bullet>
      <text:list-level-style-bullet text:level="7" text:style-name="RTF_5f_Num_20_3_20_7" style:num-suffix="." text:bullet-char="">
        <style:list-level-properties text:space-before="4.445cm" text:min-label-width="0.635cm"/>
        <style:text-properties style:font-name="Wingdings"/>
      </text:list-level-style-bullet>
      <text:list-level-style-bullet text:level="8" text:style-name="RTF_5f_Num_20_3_20_8" style:num-suffix="." text:bullet-char="">
        <style:list-level-properties text:space-before="5.08cm" text:min-label-width="0.635cm"/>
        <style:text-properties style:font-name="Wingdings 2"/>
      </text:list-level-style-bullet>
      <text:list-level-style-bullet text:level="9" text:style-name="RTF_5f_Num_20_3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writing-mode="lr-tb"/>
    </style:style>
    <style:style style:name="MP2" style:family="paragraph" style:parent-style-name="Header">
      <style:text-properties style:font-name="Arial" style:font-name-complex="Arial"/>
    </style:style>
    <style:style style:name="MP3" style:family="paragraph" style:parent-style-name="footer">
      <style:paragraph-properties fo:text-align="end" style:justify-single-word="false" style:writing-mode="lr-tb"/>
    </style:style>
    <style:style style:name="MT1" style:family="text">
      <style:text-properties fo:color="#000080" style:font-name="Arial" style:text-underline-style="solid" style:text-underline-width="auto" style:text-underline-color="font-color" style:font-name-complex="Arial"/>
    </style:style>
    <style:style style:name="MT2" style:family="text">
      <style:text-properties style:font-name="Arial" style:font-name-complex="Arial"/>
    </style:style>
    <style:style style:name="MT3" style:family="text">
      <style:text-properties style:font-name="Arial" style:font-name-asian="Arial" style:font-name-complex="Arial"/>
    </style:style>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a xlink:type="simple" xlink:href="http://www.schriftsteller-werden.de/charakterentwicklung/charaktere-erschaffen" text:style-name="Internet_20_link" text:visited-style-name="Visited_20_Internet_20_Link"><text:span text:style-name="MT1">Schriftsteller-werden.de</text:span></text:a><text:span text:style-name="MT2"> <text:s text:c="79"/>Charakterbogen</text:span></text:p>
      </style:header>
      <style:header-left>
        <text:p text:style-name="MP2"/>
      </style:header-left>
      <style:footer>
        <text:p text:style-name="MP3"><text:span text:style-name="MT3">{</text:span><text:span text:style-name="MT2">Volksname} <text:s text:c="102"/>Seite </text:span><text:page-number style:num-format="1" text:select-page="current">3</text:page-number><text:span text:style-name="MT2"> von </text:span><text:page-count>5</text:page-count></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queline Nagel</meta:initial-creator>
    <dc:creator>Joel </dc:creator>
    <meta:creation-date>2014-02-12T20:35:00</meta:creation-date>
    <dc:date>2017-03-23T08:11:11.56</dc:date>
    <meta:generator>OpenOffice/4.1.3$Win32 OpenOffice.org_project/413m1$Build-9783</meta:generator>
    <meta:editing-duration>PT3H44M6S</meta:editing-duration>
    <meta:editing-cycles>7</meta:editing-cycles>
    <meta:document-statistic meta:table-count="8" meta:image-count="0" meta:object-count="0" meta:page-count="5" meta:paragraph-count="116" meta:word-count="1323" meta:character-count="9076"/>
  </office:meta>
</office:document-meta>
</file>